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880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104"/>
    <style:style style:name="ce1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0"/>
        <table:table-column table:style-name="co6" table:default-cell-style-name="Default"/>
        <table:table-row table:style-name="ro1">
          <table:table-cell table:style-name="ce1"/>
          <table:table-cell table:style-name="ce3" office:value-type="string" table:number-columns-spanned="10" table:number-rows-spanned="1">
            <text:p>BOM</text:p>
          </table:table-cell>
          <table:covered-table-cell table:style-name="ce1"/>
          <table:covered-table-cell table:style-name="ce6"/>
          <table:covered-table-cell table:number-columns-repeated="5" table:style-name="ce1"/>
          <table:covered-table-cell table:style-name="ce9"/>
          <table:covered-table-cell table:style-name="ce1"/>
        </table:table-row>
        <table:table-row table:style-name="ro1">
          <table:table-cell table:style-name="ce1"/>
          <table:table-cell table:style-name="ce3" office:value-type="string" table:number-columns-spanned="10" table:number-rows-spanned="1">
            <text:p>CLH100-001 Rev A</text:p>
          </table:table-cell>
          <table:covered-table-cell table:style-name="ce1"/>
          <table:covered-table-cell table:style-name="ce6"/>
          <table:covered-table-cell table:number-columns-repeated="5" table:style-name="ce1"/>
          <table:covered-table-cell table:style-name="ce9"/>
          <table:covered-table-cell table:style-name="ce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Mfg</text:p>
          </table:table-cell>
          <table:table-cell table:style-name="ce2" office:value-type="string">
            <text:p>Mfg Part Nbr</text:p>
          </table:table-cell>
          <table:table-cell table:style-name="ce2" office:value-type="string">
            <text:p>Descr</text:p>
          </table:table-cell>
          <table:table-cell table:style-name="ce8" office:value-type="string">
            <text:p>Package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Ref Des</text:p>
          </table:table-cell>
          <table:table-cell table:style-name="ce2" office:value-type="string">
            <text:p>Supplier</text:p>
          </table:table-cell>
          <table:table-cell table:style-name="ce2" office:value-type="string">
            <text:p>Supplier P/N</text:p>
          </table:table-cell>
          <table:table-cell table:style-name="ce2" office:value-type="string">
            <text:p>Supplier price</text:p>
          </table:table-cell>
          <table:table-cell table:style-name="ce11" office:value-type="string">
            <text:p>Ext Pric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Tesas Instruments</text:p>
          </table:table-cell>
          <table:table-cell table:style-name="ce4" office:value-type="string">
            <text:p>MSP430G2211IPW14 </text:p>
          </table:table-cell>
          <table:table-cell office:value-type="string">
            <text:p>Microcontroller</text:p>
          </table:table-cell>
          <table:table-cell office:value-type="string">
            <text:p>Fine pitch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Digikey</text:p>
          </table:table-cell>
          <table:table-cell table:style-name="ce4" office:value-type="string">
            <text:p>296-25830-5-ND </text:p>
          </table:table-cell>
          <table:table-cell office:value-type="float" office:value="1.1">
            <text:p>1.1</text:p>
          </table:table-cell>
          <table:table-cell table:formula="of:=[.I5]*[.E5]" office:value-type="float" office:value="1.1">
            <text:p>1.10</text:p>
          </table:table-cell>
          <table:table-cell office:value-type="string">
            <text:p>Qty 10 price</text:p>
          </table:table-cell>
        </table:table-row>
        <table:table-row table:style-name="ro1">
          <table:table-cell office:value-type="string">
            <text:p>Micro Crystal</text:p>
          </table:table-cell>
          <table:table-cell table:style-name="ce5" office:value-type="string">
            <text:p>MS1V-T1K</text:p>
          </table:table-cell>
          <table:table-cell office:value-type="string">
            <text:p>32.768 +-20ppm 12.</text:p>
          </table:table-cell>
          <table:table-cell office:value-type="string">
            <text:p>SMD, Custom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Newark</text:p>
          </table:table-cell>
          <table:table-cell table:style-name="ce4" office:value-type="string">
            <text:p>94M8459 </text:p>
          </table:table-cell>
          <table:table-cell office:value-type="float" office:value="1.34">
            <text:p>1.34</text:p>
          </table:table-cell>
          <table:table-cell table:formula="of:=[.I6]*[.E6]" office:value-type="float" office:value="1.34">
            <text:p>1.34</text:p>
          </table:table-cell>
          <table:table-cell/>
        </table:table-row>
        <table:table-row table:style-name="ro1">
          <table:table-cell office:value-type="string">
            <text:p>Dialight</text:p>
          </table:table-cell>
          <table:table-cell office:value-type="string">
            <text:p>598-8120-107F</text:p>
          </table:table-cell>
          <table:table-cell office:value-type="string">
            <text:p>LED 805</text:p>
          </table:table-cell>
          <table:table-cell office:value-type="string">
            <text:p>0805</text:p>
          </table:table-cell>
          <table:table-cell office:value-type="float" office:value="6">
            <text:p>6</text:p>
          </table:table-cell>
          <table:table-cell office:value-type="string">
            <text:p>LED 1-6</text:p>
          </table:table-cell>
          <table:table-cell office:value-type="string">
            <text:p>Newark</text:p>
          </table:table-cell>
          <table:table-cell office:value-type="string">
            <text:p>87M9430</text:p>
          </table:table-cell>
          <table:table-cell office:value-type="float" office:value="0.11">
            <text:p>0.11</text:p>
          </table:table-cell>
          <table:table-cell table:formula="of:=[.I7]*[.E7]" office:value-type="float" office:value="0.66">
            <text:p>0.66</text:p>
          </table:table-cell>
          <table:table-cell office:value-type="string">
            <text:p>Pg 1318</text:p>
          </table:table-cell>
        </table:table-row>
        <table:table-row table:style-name="ro1">
          <table:table-cell office:value-type="string">
            <text:p>Vishay</text:p>
          </table:table-cell>
          <table:table-cell office:value-type="string">
            <text:p>TLDR4901</text:p>
          </table:table-cell>
          <table:table-cell office:value-type="string">
            <text:p>T-1 LED 200 mcd</text:p>
          </table:table-cell>
          <table:table-cell office:value-type="string">
            <text:p>T-1</text:p>
          </table:table-cell>
          <table:table-cell office:value-type="float" office:value="2">
            <text:p>2</text:p>
          </table:table-cell>
          <table:table-cell office:value-type="string">
            <text:p>LED 7, 8</text:p>
          </table:table-cell>
          <table:table-cell office:value-type="string">
            <text:p>Newark</text:p>
          </table:table-cell>
          <table:table-cell office:value-type="string">
            <text:p>33C1256</text:p>
          </table:table-cell>
          <table:table-cell office:value-type="float" office:value="0.25">
            <text:p>0.25</text:p>
          </table:table-cell>
          <table:table-cell table:formula="of:=[.I8]*[.E8]" office:value-type="float" office:value="0.5">
            <text:p>0.50</text:p>
          </table:table-cell>
          <table:table-cell office:value-type="string">
            <text:p>Pg 1314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50 ohm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string">
            <text:p>R 1-5</text:p>
          </table:table-cell>
          <table:table-cell office:value-type="string">
            <text:p>Newark</text:p>
          </table:table-cell>
          <table:table-cell office:value-type="string">
            <text:p>79M5983</text:p>
          </table:table-cell>
          <table:table-cell office:value-type="float" office:value="0.01">
            <text:p>0.01</text:p>
          </table:table-cell>
          <table:table-cell table:formula="of:=[.I9]*[.E9]" office:value-type="float" office:value="0.05">
            <text:p>0.05</text:p>
          </table:table-cell>
          <table:table-cell office:value-type="string">
            <text:p>Pg 530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100 ohm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R1-3</text:p>
          </table:table-cell>
          <table:table-cell office:value-type="string">
            <text:p>Newark</text:p>
          </table:table-cell>
          <table:table-cell office:value-type="string">
            <text:p>79M5901</text:p>
          </table:table-cell>
          <table:table-cell office:value-type="float" office:value="0.01">
            <text:p>0.01</text:p>
          </table:table-cell>
          <table:table-cell table:formula="of:=[.I10]*[.E10]" office:value-type="float" office:value="0.03">
            <text:p>0.03</text:p>
          </table:table-cell>
          <table:table-cell office:value-type="string">
            <text:p>Pg 530 – Alternate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47k ohm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R 6-8</text:p>
          </table:table-cell>
          <table:table-cell office:value-type="string">
            <text:p>Newark</text:p>
          </table:table-cell>
          <table:table-cell office:value-type="string">
            <text:p>79M5976</text:p>
          </table:table-cell>
          <table:table-cell office:value-type="float" office:value="0.01">
            <text:p>0.01</text:p>
          </table:table-cell>
          <table:table-cell table:formula="of:=[.I11]*[.E11]" office:value-type="float" office:value="0.03">
            <text:p>0.03</text:p>
          </table:table-cell>
          <table:table-cell office:value-type="string">
            <text:p>Pg 531</text:p>
          </table:table-cell>
        </table:table-row>
        <table:table-row table:style-name="ro1">
          <table:table-cell office:value-type="string">
            <text:p>AVX</text:p>
          </table:table-cell>
          <table:table-cell office:value-type="string">
            <text:p>TAJA106M006SNJ</text:p>
          </table:table-cell>
          <table:table-cell office:value-type="string">
            <text:p>Capacitor, Tantalum, 10uF/6.3V</text:p>
          </table:table-cell>
          <table:table-cell office:value-type="string">
            <text:p>1205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Newark</text:p>
          </table:table-cell>
          <table:table-cell office:value-type="string">
            <text:p>73R8193</text:p>
          </table:table-cell>
          <table:table-cell office:value-type="float" office:value="0.31">
            <text:p>0.31</text:p>
          </table:table-cell>
          <table:table-cell table:formula="of:=[.I12]*[.E12]" office:value-type="float" office:value="0.31">
            <text:p>0.31</text:p>
          </table:table-cell>
          <table:table-cell office:value-type="string">
            <text:p>Pg 439</text:p>
          </table:table-cell>
        </table:table-row>
        <table:table-row table:style-name="ro1">
          <table:table-cell office:value-type="string">
            <text:p>TDK</text:p>
          </table:table-cell>
          <table:table-cell office:value-type="string">
            <text:p>C0603X5R0J103K</text:p>
          </table:table-cell>
          <table:table-cell office:value-type="string">
            <text:p>Capacitor, Ceramic, .01 uF/6.3v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Newark</text:p>
          </table:table-cell>
          <table:table-cell office:value-type="string">
            <text:p>90R9991</text:p>
          </table:table-cell>
          <table:table-cell office:value-type="float" office:value="0.01">
            <text:p>0.01</text:p>
          </table:table-cell>
          <table:table-cell table:formula="of:=[.I13]*[.E13]" office:value-type="float" office:value="0.01">
            <text:p>0.01</text:p>
          </table:table-cell>
          <table:table-cell office:value-type="string">
            <text:p>Pg 406</text:p>
          </table:table-cell>
        </table:table-row>
        <table:table-row table:style-name="ro1">
          <table:table-cell office:value-type="string">
            <text:p>TDK</text:p>
          </table:table-cell>
          <table:table-cell office:value-type="string">
            <text:p>C0603X5R0J104K</text:p>
          </table:table-cell>
          <table:table-cell office:value-type="string">
            <text:p>Capacitor, Ceramic, .1 uF/6.3v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C2-4</text:p>
          </table:table-cell>
          <table:table-cell office:value-type="string">
            <text:p>Newark</text:p>
          </table:table-cell>
          <table:table-cell office:value-type="string">
            <text:p>90R7553</text:p>
          </table:table-cell>
          <table:table-cell office:value-type="float" office:value="0.01">
            <text:p>0.01</text:p>
          </table:table-cell>
          <table:table-cell table:formula="of:=[.I14]*[.E14]"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Panasonic</text:p>
          </table:table-cell>
          <table:table-cell office:value-type="string">
            <text:p>CR2032</text:p>
          </table:table-cell>
          <table:table-cell office:value-type="string">
            <text:p>Battery, 20mm, lithium, 3v, 225mAh</text:p>
          </table:table-cell>
          <table:table-cell office:value-type="string">
            <text:p>20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float" office:value="0.28">
            <text:p>0.28</text:p>
          </table:table-cell>
          <table:table-cell table:formula="of:=[.I15]*[.E15]" office:value-type="float" office:value="0.28">
            <text:p>0.28</text:p>
          </table:table-cell>
          <table:table-cell/>
        </table:table-row>
        <table:table-row table:style-name="ro1">
          <table:table-cell office:value-type="string">
            <text:p>Polycase</text:p>
          </table:table-cell>
          <table:table-cell table:style-name="ce4" office:value-type="string">
            <text:p>FB-20-x21 </text:p>
          </table:table-cell>
          <table:table-cell office:value-type="string">
            <text:p>Enclosure, Key Fob, Clear Gra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lycase</text:p>
          </table:table-cell>
          <table:table-cell office:value-type="string">
            <text:p>FB-20-x21</text:p>
          </table:table-cell>
          <table:table-cell office:value-type="float" office:value="2.74">
            <text:p>2.74</text:p>
          </table:table-cell>
          <table:table-cell table:formula="of:=[.I16]*[.E16]" office:value-type="float" office:value="2.74">
            <text:p>2.74</text:p>
          </table:table-cell>
          <table:table-cell office:value-type="string">
            <text:p>Qty 10 price</text:p>
          </table:table-cell>
        </table:table-row>
        <table:table-row table:style-name="ro1">
          <table:table-cell office:value-type="string">
            <text:p>Polycase</text:p>
          </table:table-cell>
          <table:table-cell table:style-name="ce4" office:value-type="string">
            <text:p>BATT-HDR-FB</text:p>
          </table:table-cell>
          <table:table-cell office:value-type="string">
            <text:p>Holder, Battery, 20mm Coin Ce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TT1</text:p>
          </table:table-cell>
          <table:table-cell office:value-type="string">
            <text:p>Polycase</text:p>
          </table:table-cell>
          <table:table-cell office:value-type="string">
            <text:p>BATT-HDR-FB</text:p>
          </table:table-cell>
          <table:table-cell office:value-type="float" office:value="0.58">
            <text:p>0.58</text:p>
          </table:table-cell>
          <table:table-cell table:formula="of:=[.I17]*[.E17]" office:value-type="float" office:value="0.58">
            <text:p>0.58</text:p>
          </table:table-cell>
          <table:table-cell/>
        </table:table-row>
        <table:table-row table:style-name="ro1">
          <table:table-cell/>
          <table:table-cell office:value-type="string">
            <text:p>CLH100-001 Rev A</text:p>
          </table:table-cell>
          <table:table-cell office:value-type="string">
            <text:p>PCB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nstone</text:p>
          </table:table-cell>
          <table:table-cell/>
          <table:table-cell office:value-type="float" office:value="7.46">
            <text:p>7.46</text:p>
          </table:table-cell>
          <table:table-cell table:formula="of:=[.I18]*[.E18]" office:value-type="float" office:value="7.46">
            <text:p>7.46</text:p>
          </table:table-cell>
          <table:table-cell office:value-type="string">
            <text:p>Qty 10 pric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Parts Cost</text:p>
          </table:table-cell>
          <table:table-cell table:formula="of:=SUM([.I5:.I20])" office:value-type="float" office:value="14.22">
            <text:p>14.22</text:p>
          </table:table-cell>
          <table:table-cell table:style-name="Default" table:formula="of:=SUM([.J5:.J20])" office:value-type="float" office:value="15.12">
            <text:p>15.12</text:p>
          </table:table-cell>
          <table:table-cell/>
        </table:table-row>
        <table:table-row table:style-name="ro1" table:number-rows-repeated="61">
          <table:table-cell table:number-columns-repeated="11"/>
        </table:table-row>
        <table:table-row table:style-name="ro1">
          <table:table-cell>
            <draw:frame table:end-cell-address="BOM.A84" table:end-x="0.3335in" table:end-y="0.1213in" draw:z-index="1" draw:name="http://www.newark.com/images/print.gif" draw:style-name="gr1" draw:text-style-name="P1" svg:width="0.1661in" svg:height="0.1646in" svg:x="0.1673in" svg:y="0.1343in">
              <draw:image xlink:href="http://www.newark.com/images/print.gif" xlink:type="simple" xlink:show="embed" xlink:actuate="onLoad">
                <text:p/>
              </draw:image>
            </draw:frame>
          </table:table-cell>
          <table:table-cell>
            <draw:frame table:end-cell-address="BOM.C84" table:end-x="0.1488in" table:end-y="0.1213in" draw:z-index="0" draw:name="http://www.newark.com/images/spot_an_error_icon.jpg" draw:style-name="gr1" draw:text-style-name="P1" svg:width="0.1661in" svg:height="0.1646in" svg:x="1.4516in" svg:y="0.1343in">
              <draw:image xlink:href="http://www.newark.com/images/spot_an_error_icon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654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ojections" table:style-name="ta1" table:print="false">
        <table:table-column table:style-name="co4" table:default-cell-style-name="Default"/>
        <table:table-column table:style-name="co4" table:default-cell-style-name="ce13"/>
        <table:table-column table:style-name="co4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office:value-type="string">
            <text:p>Parts Cost</text:p>
          </table:table-cell>
          <table:table-cell table:formula="of:=parts.cost" office:value-type="currency" office:currency="USD" office:value="14.22">
            <text:p>$14.22</text:p>
          </table:table-cell>
          <table:table-cell table:number-columns-repeated="1022"/>
        </table:table-row>
        <table:table-row table:style-name="ro1">
          <table:table-cell office:value-type="string">
            <text:p>Labor Cost</text:p>
          </table:table-cell>
          <table:table-cell office:value-type="currency" office:currency="USD" office:value="5">
            <text:p>$5.00</text:p>
          </table:table-cell>
          <table:table-cell table:number-columns-repeated="1022"/>
        </table:table-row>
        <table:table-row table:style-name="ro1">
          <table:table-cell office:value-type="string">
            <text:p>Misc</text:p>
          </table:table-cell>
          <table:table-cell office:value-type="currency" office:currency="USD" office:value="5">
            <text:p>$5.00</text:p>
          </table:table-cell>
          <table:table-cell table:number-columns-repeated="1022"/>
        </table:table-row>
        <table:table-row table:style-name="ro1">
          <table:table-cell office:value-type="string">
            <text:p>Total Cost</text:p>
          </table:table-cell>
          <table:table-cell table:formula="of:=SUM([.B1:.B3])" office:value-type="currency" office:currency="USD" office:value="24.22">
            <text:p>$24.22</text:p>
          </table:table-cell>
          <table:table-cell table:number-columns-repeated="1022"/>
        </table:table-row>
        <table:table-row table:style-name="ro1">
          <table:table-cell office:value-type="string">
            <text:p>Selling Price</text:p>
          </table:table-cell>
          <table:table-cell office:value-type="currency" office:currency="USD" office:value="35">
            <text:p>$35.00</text:p>
          </table:table-cell>
          <table:table-cell table:number-columns-repeated="1022"/>
        </table:table-row>
        <table:table-row table:style-name="ro1">
          <table:table-cell office:value-type="string">
            <text:p>Profit</text:p>
          </table:table-cell>
          <table:table-cell table:style-name="Default" table:formula="of:=[.B5]-[.B4]" office:value-type="currency" office:currency="USD" office:value="10.78">
            <text:p>$10.78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/>
          <table:table-cell table:style-name="ce12" office:value-type="string">
            <text:p>Qty</text:p>
          </table:table-cell>
          <table:table-cell table:style-name="ce12" office:value-type="string">
            <text:p>Parts Cost</text:p>
          </table:table-cell>
          <table:table-cell table:style-name="ce12" office:value-type="string">
            <text:p>Labor Cost</text:p>
          </table:table-cell>
          <table:table-cell table:style-name="ce12" office:value-type="string">
            <text:p>Misc Cost</text:p>
          </table:table-cell>
          <table:table-cell table:style-name="ce12" office:value-type="string">
            <text:p>Cost</text:p>
          </table:table-cell>
          <table:table-cell table:style-name="ce12" office:value-type="string">
            <text:p>Sales</text:p>
          </table:table-cell>
          <table:table-cell table:style-name="ce12" office:value-type="string">
            <text:p>Profit</text:p>
          </table:table-cell>
          <table:table-cell table:style-name="ce12" office:value-type="string">
            <text:p>50% Owner Draw</text:p>
          </table:table-cell>
          <table:table-cell table:style-name="ce12" office:value-type="string">
            <text:p>10% Bonus</text:p>
          </table:table-cell>
          <table:table-cell table:style-name="ce12" office:value-type="string">
            <text:p>25% Growth</text:p>
          </table:table-cell>
          <table:table-cell table:style-name="ce12" office:value-type="string">
            <text:p>10% Emergency</text:p>
          </table:table-cell>
          <table:table-cell table:style-name="ce12" office:value-type="string">
            <text:p>5% Savings</text:p>
          </table:table-cell>
          <table:table-cell table:style-name="ce12" office:value-type="string">
            <text:p>Difference</text:p>
          </table:table-cell>
          <table:table-cell table:style-name="ce12" table:number-columns-repeated="1010"/>
        </table:table-row>
        <table:table-row table:style-name="ro1">
          <table:table-cell office:value-type="string">
            <text:p>Parts/Hr</text:p>
          </table:table-cell>
          <table:table-cell table:style-name="ce14" office:value-type="float" office:value="10">
            <text:p>10</text:p>
          </table:table-cell>
          <table:table-cell table:style-name="ce13" table:formula="of:=parts.cost*[.B11]" office:value-type="currency" office:currency="USD" office:value="142.2">
            <text:p>$142.20</text:p>
          </table:table-cell>
          <table:table-cell table:style-name="ce13" table:formula="of:=labor.cost*[.B11]" office:value-type="currency" office:currency="USD" office:value="50">
            <text:p>$50.00</text:p>
          </table:table-cell>
          <table:table-cell table:style-name="ce13" table:formula="of:=misc.cost*[.B11]" office:value-type="currency" office:currency="USD" office:value="50">
            <text:p>$50.00</text:p>
          </table:table-cell>
          <table:table-cell table:style-name="ce13" table:formula="of:=total.cost*[.B11]" office:value-type="currency" office:currency="USD" office:value="242.2">
            <text:p>$242.20</text:p>
          </table:table-cell>
          <table:table-cell table:style-name="ce13" table:formula="of:=selling.price*[.B11]" office:value-type="currency" office:currency="USD" office:value="350">
            <text:p>$350.00</text:p>
          </table:table-cell>
          <table:table-cell table:style-name="ce13" table:formula="of:=[.G11]-[.F11]" office:value-type="currency" office:currency="USD" office:value="107.8">
            <text:p>$107.80</text:p>
          </table:table-cell>
          <table:table-cell table:style-name="ce13" table:formula="of:=[.H11]*0.5" office:value-type="currency" office:currency="USD" office:value="53.9">
            <text:p>$53.90</text:p>
          </table:table-cell>
          <table:table-cell table:style-name="ce13" table:formula="of:=[.H11]*0.1" office:value-type="currency" office:currency="USD" office:value="10.78">
            <text:p>$10.78</text:p>
          </table:table-cell>
          <table:table-cell table:formula="of:=[.H11]*0.25" office:value-type="currency" office:currency="USD" office:value="26.95">
            <text:p>$26.95</text:p>
          </table:table-cell>
          <table:table-cell table:formula="of:=[.H11]*0.1" office:value-type="currency" office:currency="USD" office:value="10.78">
            <text:p>$10.78</text:p>
          </table:table-cell>
          <table:table-cell table:formula="of:=[.H11]*0.05" office:value-type="currency" office:currency="USD" office:value="5.39">
            <text:p>$5.39</text:p>
          </table:table-cell>
          <table:table-cell table:formula="of:=SUM([.I11:.M11])-[.H1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office:value-type="string">
            <text:p>Parts/Day</text:p>
          </table:table-cell>
          <table:table-cell table:style-name="ce14" table:formula="of:=[.B11]*8" office:value-type="float" office:value="80">
            <text:p>80</text:p>
          </table:table-cell>
          <table:table-cell table:style-name="ce13" table:formula="of:=parts.cost*[.B12]" office:value-type="currency" office:currency="USD" office:value="1137.6">
            <text:p>$1,137.60</text:p>
          </table:table-cell>
          <table:table-cell table:style-name="ce13" table:formula="of:=labor.cost*[.B12]" office:value-type="currency" office:currency="USD" office:value="400">
            <text:p>$400.00</text:p>
          </table:table-cell>
          <table:table-cell table:style-name="ce13" table:formula="of:=misc.cost*[.B12]" office:value-type="currency" office:currency="USD" office:value="400">
            <text:p>$400.00</text:p>
          </table:table-cell>
          <table:table-cell table:style-name="ce13" table:formula="of:=total.cost*[.B12]" office:value-type="currency" office:currency="USD" office:value="1937.6">
            <text:p>$1,937.60</text:p>
          </table:table-cell>
          <table:table-cell table:style-name="ce13" table:formula="of:=selling.price*[.B12]" office:value-type="currency" office:currency="USD" office:value="2800">
            <text:p>$2,800.00</text:p>
          </table:table-cell>
          <table:table-cell table:style-name="ce13" table:formula="of:=[.G12]-[.F12]" office:value-type="currency" office:currency="USD" office:value="862.4">
            <text:p>$862.40</text:p>
          </table:table-cell>
          <table:table-cell table:style-name="ce13" table:formula="of:=[.H12]*0.5" office:value-type="currency" office:currency="USD" office:value="431.2">
            <text:p>$431.20</text:p>
          </table:table-cell>
          <table:table-cell table:style-name="ce13" table:formula="of:=[.H12]*0.1" office:value-type="currency" office:currency="USD" office:value="86.24">
            <text:p>$86.24</text:p>
          </table:table-cell>
          <table:table-cell table:formula="of:=[.H12]*0.25" office:value-type="currency" office:currency="USD" office:value="215.6">
            <text:p>$215.60</text:p>
          </table:table-cell>
          <table:table-cell table:formula="of:=[.H12]*0.1" office:value-type="currency" office:currency="USD" office:value="86.24">
            <text:p>$86.24</text:p>
          </table:table-cell>
          <table:table-cell table:formula="of:=[.H12]*0.05" office:value-type="currency" office:currency="USD" office:value="43.12">
            <text:p>$43.12</text:p>
          </table:table-cell>
          <table:table-cell table:formula="of:=SUM([.I12:.M12])-[.H1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office:value-type="string">
            <text:p>Parts/Week</text:p>
          </table:table-cell>
          <table:table-cell table:style-name="ce14" table:formula="of:=[.B12]*5" office:value-type="float" office:value="400">
            <text:p>400</text:p>
          </table:table-cell>
          <table:table-cell table:style-name="ce13" table:formula="of:=parts.cost*[.B13]" office:value-type="currency" office:currency="USD" office:value="5688">
            <text:p>$5,688.00</text:p>
          </table:table-cell>
          <table:table-cell table:style-name="ce13" table:formula="of:=labor.cost*[.B13]" office:value-type="currency" office:currency="USD" office:value="2000">
            <text:p>$2,000.00</text:p>
          </table:table-cell>
          <table:table-cell table:style-name="ce13" table:formula="of:=misc.cost*[.B13]" office:value-type="currency" office:currency="USD" office:value="2000">
            <text:p>$2,000.00</text:p>
          </table:table-cell>
          <table:table-cell table:style-name="ce13" table:formula="of:=total.cost*[.B13]" office:value-type="currency" office:currency="USD" office:value="9688">
            <text:p>$9,688.00</text:p>
          </table:table-cell>
          <table:table-cell table:style-name="ce13" table:formula="of:=selling.price*[.B13]" office:value-type="currency" office:currency="USD" office:value="14000">
            <text:p>$14,000.00</text:p>
          </table:table-cell>
          <table:table-cell table:style-name="ce13" table:formula="of:=[.G13]-[.F13]" office:value-type="currency" office:currency="USD" office:value="4312">
            <text:p>$4,312.00</text:p>
          </table:table-cell>
          <table:table-cell table:style-name="ce13" table:formula="of:=[.H13]*0.5" office:value-type="currency" office:currency="USD" office:value="2156">
            <text:p>$2,156.00</text:p>
          </table:table-cell>
          <table:table-cell table:style-name="ce13" table:formula="of:=[.H13]*0.1" office:value-type="currency" office:currency="USD" office:value="431.2">
            <text:p>$431.20</text:p>
          </table:table-cell>
          <table:table-cell table:formula="of:=[.H13]*0.25" office:value-type="currency" office:currency="USD" office:value="1078">
            <text:p>$1,078.00</text:p>
          </table:table-cell>
          <table:table-cell table:formula="of:=[.H13]*0.1" office:value-type="currency" office:currency="USD" office:value="431.2">
            <text:p>$431.20</text:p>
          </table:table-cell>
          <table:table-cell table:formula="of:=[.H13]*0.05" office:value-type="currency" office:currency="USD" office:value="215.6">
            <text:p>$215.60</text:p>
          </table:table-cell>
          <table:table-cell table:formula="of:=SUM([.I13:.M13])-[.H13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office:value-type="string">
            <text:p>Parts/Month</text:p>
          </table:table-cell>
          <table:table-cell table:style-name="ce14" table:formula="of:=[.B13]*4" office:value-type="float" office:value="1600">
            <text:p>1,600</text:p>
          </table:table-cell>
          <table:table-cell table:style-name="ce13" table:formula="of:=parts.cost*[.B14]" office:value-type="currency" office:currency="USD" office:value="22752">
            <text:p>$22,752.00</text:p>
          </table:table-cell>
          <table:table-cell table:style-name="ce13" table:formula="of:=labor.cost*[.B14]" office:value-type="currency" office:currency="USD" office:value="8000">
            <text:p>$8,000.00</text:p>
          </table:table-cell>
          <table:table-cell table:style-name="ce13" table:formula="of:=misc.cost*[.B14]" office:value-type="currency" office:currency="USD" office:value="8000">
            <text:p>$8,000.00</text:p>
          </table:table-cell>
          <table:table-cell table:style-name="ce13" table:formula="of:=total.cost*[.B14]" office:value-type="currency" office:currency="USD" office:value="38752">
            <text:p>$38,752.00</text:p>
          </table:table-cell>
          <table:table-cell table:style-name="ce13" table:formula="of:=selling.price*[.B14]" office:value-type="currency" office:currency="USD" office:value="56000">
            <text:p>$56,000.00</text:p>
          </table:table-cell>
          <table:table-cell table:style-name="ce13" table:formula="of:=[.G14]-[.F14]" office:value-type="currency" office:currency="USD" office:value="17248">
            <text:p>$17,248.00</text:p>
          </table:table-cell>
          <table:table-cell table:style-name="ce13" table:formula="of:=[.H14]*0.5" office:value-type="currency" office:currency="USD" office:value="8624">
            <text:p>$8,624.00</text:p>
          </table:table-cell>
          <table:table-cell table:style-name="ce13" table:formula="of:=[.H14]*0.1" office:value-type="currency" office:currency="USD" office:value="1724.8">
            <text:p>$1,724.80</text:p>
          </table:table-cell>
          <table:table-cell table:formula="of:=[.H14]*0.25" office:value-type="currency" office:currency="USD" office:value="4312">
            <text:p>$4,312.00</text:p>
          </table:table-cell>
          <table:table-cell table:formula="of:=[.H14]*0.1" office:value-type="currency" office:currency="USD" office:value="1724.8">
            <text:p>$1,724.80</text:p>
          </table:table-cell>
          <table:table-cell table:formula="of:=[.H14]*0.05" office:value-type="currency" office:currency="USD" office:value="862.4">
            <text:p>$862.40</text:p>
          </table:table-cell>
          <table:table-cell table:formula="of:=SUM([.I14:.M14])-[.H1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office:value-type="string">
            <text:p>Parts/Year</text:p>
          </table:table-cell>
          <table:table-cell table:style-name="ce14" table:formula="of:=[.B13]*52" office:value-type="float" office:value="20800">
            <text:p>20,800</text:p>
          </table:table-cell>
          <table:table-cell table:style-name="ce13" table:formula="of:=parts.cost*[.B15]" office:value-type="currency" office:currency="USD" office:value="295776">
            <text:p>$295,776.00</text:p>
          </table:table-cell>
          <table:table-cell table:style-name="ce13" table:formula="of:=labor.cost*[.B15]" office:value-type="currency" office:currency="USD" office:value="104000">
            <text:p>$104,000.00</text:p>
          </table:table-cell>
          <table:table-cell table:style-name="ce13" table:formula="of:=misc.cost*[.B15]" office:value-type="currency" office:currency="USD" office:value="104000">
            <text:p>$104,000.00</text:p>
          </table:table-cell>
          <table:table-cell table:style-name="ce13" table:formula="of:=total.cost*[.B15]" office:value-type="currency" office:currency="USD" office:value="503776">
            <text:p>$503,776.00</text:p>
          </table:table-cell>
          <table:table-cell table:style-name="ce13" table:formula="of:=selling.price*[.B15]" office:value-type="currency" office:currency="USD" office:value="728000">
            <text:p>$728,000.00</text:p>
          </table:table-cell>
          <table:table-cell table:style-name="ce13" table:formula="of:=[.G15]-[.F15]" office:value-type="currency" office:currency="USD" office:value="224224">
            <text:p>$224,224.00</text:p>
          </table:table-cell>
          <table:table-cell table:style-name="ce13" table:formula="of:=[.H15]*0.5" office:value-type="currency" office:currency="USD" office:value="112112">
            <text:p>$112,112.00</text:p>
          </table:table-cell>
          <table:table-cell table:style-name="ce13" table:formula="of:=[.H15]*0.1" office:value-type="currency" office:currency="USD" office:value="22422.4">
            <text:p>$22,422.40</text:p>
          </table:table-cell>
          <table:table-cell table:formula="of:=[.H15]*0.25" office:value-type="currency" office:currency="USD" office:value="56056">
            <text:p>$56,056.00</text:p>
          </table:table-cell>
          <table:table-cell table:formula="of:=[.H15]*0.1" office:value-type="currency" office:currency="USD" office:value="22422.4">
            <text:p>$22,422.40</text:p>
          </table:table-cell>
          <table:table-cell table:formula="of:=[.H15]*0.05" office:value-type="currency" office:currency="USD" office:value="11211.2">
            <text:p>$11,211.20</text:p>
          </table:table-cell>
          <table:table-cell table:formula="of:=SUM([.I15:.M15])-[.H15]" office:value-type="currency" office:currency="USD" office:value="0">
            <text:p>$0.00</text:p>
          </table:table-cell>
          <table:table-cell table:number-columns-repeated="1010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parts.cost" table:base-cell-address="$BOM.$I$21" table:cell-range-address="$BOM.$I$21"/>
        <table:named-range table:name="labor.cost" table:base-cell-address="$Projections.$B$2" table:cell-range-address="$Projections.$B$2"/>
        <table:named-range table:name="total.cost" table:base-cell-address="$Projections.$B$4" table:cell-range-address="$Projections.$B$4"/>
        <table:named-range table:name="selling.price" table:base-cell-address="$Projections.$B$5" table:cell-range-address="$Projections.$B$5"/>
        <table:named-range table:name="profit" table:base-cell-address="$Projections.$B$6" table:cell-range-address="$Projections.$B$6"/>
        <table:named-range table:name="misc.cost" table:base-cell-address="$Projections.$B$3" table:cell-range-address="$Projections.$B$3"/>
      </table:named-expressions>
      <table:database-ranges>
        <table:database-range table:name="parts_cost" table:target-range-address="BOM.H21:BOM.J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Hamilton</meta:initial-creator>
    <meta:creation-date>2012-04-09T10:24:17.21</meta:creation-date>
    <dc:date>2012-04-21T17:59:21.28</dc:date>
    <dc:creator>Steve Hamilton</dc:creator>
    <meta:editing-duration>PT13H34M24S</meta:editing-duration>
    <meta:editing-cycles>20</meta:editing-cycles>
    <meta:generator>OpenOffice.org/3.3$Win32 OpenOffice.org_project/330m20$Build-9567</meta:generator>
    <meta:document-statistic meta:table-count="3" meta:cell-count="250" meta:object-count="2"/>
  </office:meta>
</office:document-meta>
</file>